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4043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string" calcext:value-type="string">
            <text:p><text:s/>beyerdynamic DT-797 PV </text:p>
          </table:table-cell>
          <table:table-cell office:value-type="float" office:value="411" calcext:value-type="float">
            <text:p>411</text:p>
          </table:table-cell>
          <table:table-cell office:value-type="string" calcext:value-type="string">
            <text:p>https://www.thomann.de/intl/beyerdynamic_dt797_pv.htm</text:p>
          </table:table-cell>
        </table:table-row>
        <table:table-row table:style-name="ro1">
          <table:table-cell office:value-type="string" calcext:value-type="string">
            <text:p><text:s/>Focusrite Scarlett Solo 4th Gen 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https://www.thomann.de/intl/focusrite_scarlett_solo_4th_gen.htm</text:p>
          </table:table-cell>
        </table:table-row>
        <table:table-row table:style-name="ro1">
          <table:table-cell office:value-type="string" calcext:value-type="string">
            <text:p>Intenso externe SSD 500 GB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ttps://www.reichelt.de/de/de/shop/produkt/intenso_externe_ssd_premium_500_gb_500_mb_s-386510?utm_source=psuma&amp;utm_medium=idealo.de&amp;PROVID=2378</text:p>
          </table:table-cell>
        </table:table-row>
        <table:table-row table:style-name="ro1">
          <table:table-cell office:value-type="string" calcext:value-type="string">
            <text:p>Raspberry Pi 5, 8GB RAM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https://www.berrybase.de/raspberry-pi-5-8gb-ram</text:p>
          </table:table-cell>
        </table:table-row>
        <table:table-row table:style-name="ro1">
          <table:table-cell office:value-type="string" calcext:value-type="string">
            <text:p>SANDISK Extreme PRO® UHS-I, Micro-SDXC 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ttps://www.saturn.de/de/product/_sandisk-extreme-pror-uhs-i-micro-sdxc-speicherkarte-128-gb-200-mbs-2813433.html?utm_source=idealo&amp;utm_medium=psm-product%20feed&amp;utm_term=2813433&amp;utm_campaign=rt_pricecomp_na_nsp_na_standard-feed&amp;utm_content=subpartner-clicki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6-09T12:58:53.227026361</meta:creation-date>
    <dc:date>2025-06-09T16:36:11.189511643</dc:date>
    <meta:editing-duration>PT3H15M12S</meta:editing-duration>
    <meta:editing-cycles>1</meta:editing-cycles>
    <meta:document-statistic meta:table-count="1" meta:cell-count="18" meta:object-count="0"/>
    <meta:generator>LibreOffice/25.2.3.2$Linux_X86_64 LibreOffice_project/520$Build-2</meta:generator>
  </office:meta>
</office:document-meta>
</file>